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3000000CA692F461AC5863F86.jpg" manifest:media-type="image/jpeg"/>
  <manifest:file-entry manifest:full-path="Pictures/10000001000000C8000000C86DC33249435359A5.png" manifest:media-type="image/png"/>
  <manifest:file-entry manifest:full-path="Pictures/10000001000007C2000004C4C716B7E2EB8A8B9A.png" manifest:media-type="image/png"/>
  <manifest:file-entry manifest:full-path="Pictures/10000001000000E40000003C01E097B35CDA7084.png" manifest:media-type="image/png"/>
  <manifest:file-entry manifest:full-path="Pictures/10000001000003F4000003A2F659A7B76845F21E.png" manifest:media-type="image/png"/>
  <manifest:file-entry manifest:full-path="Pictures/100000010000060E00000368D3542B4A1B122A70.png" manifest:media-type="image/png"/>
  <manifest:file-entry manifest:full-path="Pictures/10000001000005760000047638075FF2623F08CE.png" manifest:media-type="image/png"/>
  <manifest:file-entry manifest:full-path="Pictures/10000001000005A8000002E00F84779164D8177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39b2e5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39b2e5" draw:auto-grow-height="true" draw:auto-grow-width="false" fo:max-height="0cm" fo:min-height="0.869cm" fo:padding-top="0cm" fo:padding-bottom="0cm" fo:padding-left="0cm" fo:padding-r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923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P2" style:family="paragraph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 draw:fill-color="#ffffff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style:writing-mode="lr-tb"/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3465a4" loext:opacity="100%" fo:font-size="44pt" fo:font-weight="bold" style:letter-kerning="true" style:font-size-asian="44pt" style:font-weight-asian="bold" style:font-size-complex="44pt" style:font-weight-complex="bold"/>
    </style:style>
    <style:style style:name="P9" style:family="paragraph">
      <loext:graphic-properties draw:fill="none" draw:fill-color="#39b2e5"/>
      <style:paragraph-properties fo:margin-left="0cm" fo:margin-right="0cm" fo:text-indent="0cm"/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text-indent="0cm"/>
      <style:text-properties fo:color="#3465a4" loext:opacity="100%" fo:font-size="22pt" fo:font-weight="bold" style:letter-kerning="true" style:font-size-asian="22pt" style:font-weight-asian="bold" style:font-size-complex="22pt" style:font-weight-complex="bold"/>
    </style:style>
    <style:style style:name="P11" style:family="paragraph">
      <loext:graphic-properties draw:fill="none" draw:fill-color="#39b2e5"/>
      <style:paragraph-properties fo:margin-left="0cm" fo:margin-right="0cm" fo:text-indent="0cm"/>
      <style:text-properties fo:color="#3465a4" loext:opacity="100%" fo:font-size="22pt" fo:font-weight="bold" style:letter-kerning="true" style:font-size-asian="22pt" style:font-weight-asian="bold" style:font-size-complex="22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3465a4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fo:language="en" fo:country="GB" fo:font-weight="bold" style:font-size-asian="36pt" style:font-weight-asian="bold" style:font-size-complex="36pt" style:font-weight-complex="bold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use-date-time-name="dtd1">
        <office:forms form:automatic-focus="false" form:apply-design-mode="false"/>
        <draw:frame presentation:style-name="pr1" draw:text-style-name="P1" draw:layer="layout" svg:width="17.5cm" svg:height="3cm" svg:x="2.5cm" svg:y="4.5cm" presentation:class="title" presentation:user-transformed="true">
          <draw:text-box>
            <text:p text:style-name="P1"><text:span text:style-name="T1">Spares Planning</text:span></text:p>
          </draw:text-box>
        </draw:frame>
        <draw:frame draw:style-name="gr1" draw:text-style-name="P3" draw:layer="layout" svg:width="13cm" svg:height="1.038cm" svg:x="1cm" svg:y="14.038cm">
          <draw:text-box>
            <text:p text:style-name="P2"><text:span text:style-name="T2">Adam Rousseau-Nort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3">The Project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" text:id="id1" text:style-name="P6"><text:span text:style-name="T4">What</text:span><text:span text:style-name="T5">, </text:span><text:span text:style-name="T4">Who</text:span><text:span text:style-name="T5"> and </text:span><text:span text:style-name="T4">Why</text:span><text:span text:style-name="T5">?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2" text:id="id2" text:style-name="P6"><text:span text:style-name="T5">Condair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3" text:id="id3" text:style-name="P6"><text:span text:style-name="T5">Demo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3">The Process</text:span></text:p>
          </draw:text-box>
        </draw:frame>
        <draw:frame presentation:style-name="pr4" draw:text-style-name="P6" draw:layer="layout" svg:width="26cm" svg:height="10cm" svg:x="1.387cm" svg:y="2.845cm" presentation:class="outline" presentation:user-transformed="true">
          <draw:text-box>
            <text:list text:style-name="L2">
              <text:list-item>
                <text:p xml:id="id4" text:id="id4" text:style-name="P6"><text:span text:style-name="T4">Planning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8" text:id="id8" text:style-name="P6"><text:span text:style-name="T5">Make it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3" text:id="id13" text:style-name="P6"><text:span text:style-name="T5">Lessons learned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draw:frame draw:style-name="gr3" draw:text-style-name="P7" xml:id="id6" draw:id="id6" draw:layer="layout" svg:width="6.394cm" svg:height="3cm" svg:x="13.106cm" svg:y="3cm">
          <draw:image xlink:href="Pictures/10000001000005A8000002E00F84779164D81776.png" xlink:type="simple" xlink:show="embed" xlink:actuate="onLoad" draw:mime-type="image/png">
            <text:p/>
          </draw:image>
        </draw:frame>
        <draw:frame draw:style-name="gr3" draw:text-style-name="P7" xml:id="id5" draw:id="id5" draw:layer="layout" svg:width="2.507cm" svg:height="3.5cm" svg:x="9.5cm" svg:y="3cm">
          <draw:image xlink:href="Pictures/10000001000005760000047638075FF2623F08CE.png" xlink:type="simple" xlink:show="embed" xlink:actuate="onLoad" draw:mime-type="image/png">
            <text:p/>
          </draw:image>
        </draw:frame>
        <draw:frame draw:style-name="gr3" draw:text-style-name="P7" xml:id="id7" draw:id="id7" draw:layer="layout" svg:width="5.333cm" svg:height="3cm" svg:x="20.667cm" svg:y="3cm">
          <draw:image xlink:href="Pictures/100000010000060E00000368D3542B4A1B122A70.png" xlink:type="simple" xlink:show="embed" xlink:actuate="onLoad" draw:mime-type="image/png">
            <text:p/>
          </draw:image>
        </draw:frame>
        <draw:frame draw:style-name="gr3" draw:text-style-name="P7" xml:id="id9" draw:id="id9" draw:layer="layout" svg:width="3.809cm" svg:height="3.5cm" svg:x="9cm" svg:y="7cm">
          <draw:image xlink:href="Pictures/10000001000003F4000003A2F659A7B76845F21E.png" xlink:type="simple" xlink:show="embed" xlink:actuate="onLoad" draw:mime-type="image/png">
            <text:p/>
          </draw:image>
        </draw:frame>
        <draw:frame draw:style-name="gr3" draw:text-style-name="P7" xml:id="id10" draw:id="id10" draw:layer="layout" svg:width="5.328cm" svg:height="4.413cm" svg:x="14cm" svg:y="7.5cm">
          <draw:image xlink:href="Pictures/10000001000007C2000004C4C716B7E2EB8A8B9A.png" xlink:type="simple" xlink:show="embed" xlink:actuate="onLoad" draw:mime-type="image/png">
            <text:p/>
          </draw:image>
        </draw:frame>
        <draw:frame draw:style-name="gr3" draw:text-style-name="P7" xml:id="id11" draw:id="id11" draw:layer="layout" svg:width="5.922cm" svg:height="1.557cm" svg:x="20.48cm" svg:y="8cm">
          <draw:image xlink:href="Pictures/10000001000000E40000003C01E097B35CDA7084.png" xlink:type="simple" xlink:show="embed" xlink:actuate="onLoad" draw:mime-type="image/png">
            <text:p/>
          </draw:image>
        </draw:frame>
        <draw:frame draw:style-name="gr3" draw:text-style-name="P7" xml:id="id12" draw:id="id12" draw:layer="layout" svg:width="3.053cm" svg:height="3.053cm" svg:x="21.947cm" svg:y="10cm">
          <draw:image xlink:href="Pictures/10000001000000C8000000C86DC33249435359A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1T1" presentation:use-date-time-name="dtd1">
        <office:forms form:automatic-focus="false" form:apply-design-mode="false"/>
        <draw:frame presentation:style-name="pr3" draw:text-style-name="P5" draw:layer="layout" svg:width="26cm" svg:height="1.923cm" svg:x="1cm" svg:y="0.077cm" presentation:class="title" presentation:user-transformed="true">
          <draw:text-box>
            <text:p text:style-name="P5"><text:span text:style-name="T7">Aspirations for App</text:span></text:p>
          </draw:text-box>
        </draw:frame>
        <draw:frame presentation:style-name="pr4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14" text:id="id14" text:style-name="P6"><text:span text:style-name="T4">Functioning Concept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5" text:id="id15" text:style-name="P6"><text:span text:style-name="T5">Free trail</text:span></text:p>
                <text:p text:style-name="P6"><text:span text:style-name="T6"/></text:p>
                <text:p text:style-name="P6"><text:span text:style-name="T6"/></text:p>
              </text:list-item>
              <text:list-item>
                <text:p xml:id="id16" text:id="id16" text:style-name="P6"><text:span text:style-name="T5">Sign contract</text:span></text:p>
              </text:list-item>
            </text:list>
          </draw:text-box>
        </draw:frame>
        <draw:frame draw:style-name="gr1" draw:text-style-name="P3" draw:layer="layout" svg:width="13cm" svg:height="1.038cm" svg:x="0.961cm" svg:y="14.426cm">
          <draw:text-box>
            <text:p text:style-name="P2"><text:span text:style-name="T2">Adam Rousseau-Norton</text:span></text:p>
          </draw:text-box>
        </draw:frame>
        <draw:frame draw:style-name="gr3" draw:text-style-name="P7" xml:id="id17" draw:id="id17" draw:layer="layout" svg:width="6.013cm" svg:height="3.422cm" svg:x="11.487cm" svg:y="10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19" draw:id="id19" draw:layer="layout" svg:width="3.013cm" svg:height="1.715cm" svg:x="4cm" svg:y="5.2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18" draw:id="id18" draw:layer="layout" svg:width="4.013cm" svg:height="2.284cm" svg:x="10.487cm" svg:y="5.716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1" draw:id="id21" draw:layer="layout" svg:width="3.013cm" svg:height="1.715cm" svg:x="16.5cm" svg:y="3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7" draw:id="id27" draw:layer="layout" svg:width="3.013cm" svg:height="1.715cm" svg:x="3.5cm" svg:y="9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3" draw:id="id23" draw:layer="layout" svg:width="3.013cm" svg:height="1.715cm" svg:x="17.5cm" svg:y="7.7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2" draw:id="id22" draw:layer="layout" svg:width="3.013cm" svg:height="1.715cm" svg:x="23.487cm" svg:y="3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4" draw:id="id24" draw:layer="layout" svg:width="3.013cm" svg:height="1.715cm" svg:x="20.987cm" svg:y="11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6" draw:id="id26" draw:layer="layout" svg:width="3.013cm" svg:height="1.715cm" svg:x="23.5cm" svg:y="6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8" draw:id="id28" draw:layer="layout" svg:width="3.013cm" svg:height="1.715cm" svg:x="8.5cm" svg:y="8.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0" draw:id="id20" draw:layer="layout" svg:width="3.013cm" svg:height="1.715cm" svg:x="8.487cm" svg:y="3.285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5" draw:id="id25" draw:layer="layout" svg:width="3.013cm" svg:height="1.715cm" svg:x="5cm" svg:y="12cm">
          <draw:image xlink:href="Pictures/1000000000000163000000CA692F461AC5863F86.jpg" xlink:type="simple" xlink:show="embed" xlink:actuate="onLoad" draw:mime-type="image/jpeg">
            <text:p/>
          </draw:image>
        </draw:frame>
        <draw:frame draw:style-name="gr3" draw:text-style-name="P7" xml:id="id29" draw:id="id29" draw:layer="layout" svg:width="3.013cm" svg:height="1.715cm" svg:x="19.987cm" svg:y="1cm">
          <draw:image xlink:href="Pictures/1000000000000163000000CA692F461AC5863F86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" presentation:use-date-time-name="dtd1">
        <office:forms form:automatic-focus="false" form:apply-design-mode="false"/>
        <draw:frame draw:style-name="gr4" draw:text-style-name="P9" draw:layer="layout" svg:width="20cm" svg:height="1.737cm" svg:x="4.5cm" svg:y="5.263cm">
          <draw:text-box>
            <text:p text:style-name="P8">Thank you</text:p>
          </draw:text-box>
        </draw:frame>
        <draw:frame draw:style-name="gr5" draw:text-style-name="P11" draw:layer="layout" svg:width="6cm" svg:height="0.869cm" svg:x="12cm" svg:y="9.631cm">
          <draw:text-box>
            <text:p xml:id="id30" text:id="id30" text:style-name="P10"><text:span text:style-name="T8">Any questions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Mgr5" style:family="graphic" style:parent-style-name="Accent_20_1">
      <style:graphic-properties draw:textarea-vertical-align="middle" fo:min-height="2cm" fo:min-width="27.991cm"/>
    </style:style>
    <style:style style:name="Mgr6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MP7" style:family="paragraph">
      <loext:graphic-properties draw:fill="none" draw:fill-color="#ffffff"/>
      <style:text-properties fo:color="#ffffff" loext:opacity="100%" fo:font-size="20pt" fo:font-weight="normal" style:font-size-asian="20pt" style:font-weight-asian="normal" style:font-size-complex="20pt" style:font-weight-complex="normal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20pt" fo:font-weight="normal" style:font-size-asian="20pt" style:font-weight-asian="normal" style:font-size-complex="2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draw:style-name="Mgr4" draw:text-style-name="MP7" draw:layer="backgroundobjects" svg:width="13cm" svg:height="1.038cm" svg:x="1cm" svg:y="14.038cm">
        <draw:text-box>
          <text:p text:style-name="MP6"><text:span text:style-name="MT2">Adam Rousseau-Norton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5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4-27T22:36:03.370729280</meta:creation-date>
    <meta:editing-duration>P1DT4H50M30S</meta:editing-duration>
    <meta:editing-cycles>4</meta:editing-cycles>
    <meta:generator>LibreOffice/7.3.2.2$MacOSX_X86_64 LibreOffice_project/49f2b1bff42cfccbd8f788c8dc32c1c309559be0</meta:generator>
    <dc:title>Blue Curve</dc:title>
    <dc:date>2022-04-29T12:24:26.736991791</dc:date>
    <meta:document-statistic meta:object-count="73"/>
  </office:meta>
</office:document-meta>
</file>